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otted" svg:stroke-color="#000000" draw:fill="none" draw:textarea-horizontal-align="justify" draw:textarea-vertical-align="middle" draw:auto-grow-height="false" fo:min-height="27.45cm" fo:min-width="56.9cm"/>
    </style:style>
    <style:style style:name="gr2" style:family="graphic" style:parent-style-name="standard">
      <style:graphic-properties draw:stroke="solid" svg:stroke-color="#000000" draw:fill="none" draw:fill-color="#ffffff" fo:min-height="0.556cm"/>
    </style:style>
    <style:style style:name="gr3" style:family="graphic" style:parent-style-name="standard">
      <style:graphic-properties draw:stroke="none" svg:stroke-color="#000000" draw:fill="none" draw:fill-color="#ffffff" draw:auto-grow-width="true" fo:min-height="0.935cm" fo:min-width="6.833cm"/>
    </style:style>
    <style:style style:name="gr4" style:family="graphic" style:parent-style-name="standard">
      <style:graphic-properties draw:stroke="none" svg:stroke-color="#000000" draw:fill="none" draw:textarea-vertical-align="middle" fo:min-height="4.74cm" fo:padding-top="0cm" fo:padding-bottom="0cm" fo:padding-left="0cm" fo:padding-right="0cm"/>
    </style:style>
    <style:style style:name="gr5" style:family="graphic" style:parent-style-name="standard">
      <style:graphic-properties draw:stroke="solid" svg:stroke-width="0.25cm" svg:stroke-color="#000000" draw:marker-start-width="0.498cm" draw:marker-end-width="0.498cm" svg:stroke-opacity="100%" draw:stroke-linejoin="miter" draw:fill="none" fo:padding-top="0.249cm" fo:padding-bottom="0.249cm" fo:padding-left="0.374cm" fo:padding-right="0.374cm"/>
    </style:style>
    <style:style style:name="gr6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104cm" fo:min-width="0cm"/>
    </style:style>
    <style:style style:name="gr7" style:family="graphic" style:parent-style-name="standard">
      <style:graphic-properties svg:stroke-color="#000000" draw:fill-color="#000000" draw:textarea-horizontal-align="justify" draw:textarea-vertical-align="middle" draw:auto-grow-height="false" fo:min-height="0.104cm" fo:min-width="0cm"/>
    </style:style>
    <style:style style:name="gr8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9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0.3cm"/>
    </style:style>
    <style:style style:name="gr10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2cm"/>
    </style:style>
    <style:style style:name="gr11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2.8cm"/>
    </style:style>
    <style:style style:name="gr12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0.6cm"/>
    </style:style>
    <style:style style:name="gr13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0.9cm"/>
    </style:style>
    <style:style style:name="gr14" style:family="graphic" style:parent-style-name="objectwithoutfill">
      <style:graphic-properties svg:stroke-color="#3333ff" draw:marker-end="Arrow" draw:marker-end-width="0.3cm" draw:fill="none" draw:textarea-vertical-align="middle"/>
    </style:style>
    <style:style style:name="gr15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2.8cm"/>
    </style:style>
    <style:style style:name="gr16" style:family="graphic" style:parent-style-name="objectwithoutfill">
      <style:graphic-properties svg:stroke-color="#3333ff" draw:marker-end="Arrow" draw:marker-end-width="0.3cm" draw:fill="none" draw:textarea-vertical-align="middle"/>
    </style:style>
    <style:style style:name="gr17" style:family="graphic" style:parent-style-name="objectwithoutfill">
      <style:graphic-properties draw:stroke="dash" draw:stroke-dash="Ultrafine_20_Dashed" svg:stroke-width="0cm" svg:stroke-color="#3333ff" draw:marker-start-width="0.215cm" draw:marker-end="Arrow" draw:marker-end-width="0.315cm" draw:fill="none" draw:textarea-vertical-align="middle" fo:padding-top="0.125cm" fo:padding-bottom="0.125cm" fo:padding-left="0.25cm" fo:padding-right="0.25cm"/>
    </style:style>
    <style:style style:name="gr18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1.3cm"/>
    </style:style>
    <style:style style:name="gr19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0cm"/>
    </style:style>
    <style:style style:name="gr20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0.6cm"/>
    </style:style>
    <style:style style:name="gr21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3cm"/>
    </style:style>
    <style:style style:name="gr22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cm"/>
    </style:style>
    <style:style style:name="gr23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.8cm"/>
    </style:style>
    <style:style style:name="gr24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6cm"/>
    </style:style>
    <style:style style:name="P1" style:family="paragraph">
      <style:paragraph-properties fo:text-align="start"/>
    </style:style>
    <style:style style:name="P2" style:family="paragraph">
      <loext:graphic-properties draw:fill="none"/>
      <style:paragraph-properties fo:text-align="start"/>
      <style:text-properties fo:font-size="36pt" style:font-size-asian="36pt" style:font-size-complex="36pt"/>
    </style:style>
    <style:style style:name="P3" style:family="paragraph">
      <loext:graphic-properties draw:fill="none" draw:fill-color="#ffffff"/>
      <style:paragraph-properties fo:text-align="start"/>
      <style:text-properties fo:font-size="12pt" style:font-size-asian="12pt" style:font-size-complex="12pt"/>
    </style:style>
    <style:style style:name="P4" style:family="paragraph">
      <loext:graphic-properties draw:fill="none" draw:fill-color="#ffffff"/>
      <style:text-properties fo:font-size="18pt"/>
    </style:style>
    <style:style style:name="P5" style:family="paragraph">
      <style:paragraph-properties fo:margin-left="0cm" fo:margin-right="0cm" fo:margin-top="0cm" fo:margin-bottom="0cm" fo:line-height="120%" fo:text-align="center" fo:text-indent="0cm"/>
    </style:style>
    <style:style style:name="P6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32pt" style:font-size-asian="32pt" style:font-size-complex="32pt"/>
    </style:style>
    <style:style style:name="P7" style:family="paragraph">
      <loext:graphic-properties draw:fill="none"/>
    </style:style>
    <style:style style:name="P8" style:family="paragraph">
      <loext:graphic-properties draw:fill="solid" draw:fill-color="#000000"/>
      <style:paragraph-properties fo:text-align="center"/>
    </style:style>
    <style:style style:name="P9" style:family="paragraph">
      <loext:graphic-properties draw:fill-color="#000000"/>
      <style:paragraph-properties fo:text-align="center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text-align="center"/>
    </style:style>
    <style:style style:name="P12" style:family="paragraph">
      <loext:graphic-properties draw:fill="none"/>
      <style:paragraph-properties fo:text-align="center"/>
      <style:text-properties fo:font-size="6pt" style:font-size-asian="6pt" style:font-size-complex="6pt"/>
    </style:style>
    <style:style style:name="P13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40pt" style:font-size-asian="40pt" style:font-size-complex="40pt"/>
    </style:style>
    <style:style style:name="P14" style:family="paragraph">
      <style:paragraph-properties fo:margin-left="0cm" fo:margin-right="0cm" fo:margin-top="0cm" fo:margin-bottom="0cm" fo:line-height="120%" fo:text-align="center" fo:text-indent="0cm"/>
      <style:text-properties fo:font-size="24pt" style:font-size-asian="24pt" style:font-size-complex="24pt"/>
    </style:style>
    <style:style style:name="P15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24pt" style:font-size-asian="24pt" style:font-size-complex="24pt"/>
    </style:style>
    <style:style style:name="P16" style:family="paragraph">
      <loext:graphic-properties draw:fill="none"/>
      <style:paragraph-properties fo:text-align="center"/>
      <style:text-properties fo:font-size="5pt" style:font-size-asian="5pt" style:font-size-complex="5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8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6pt" style:font-size-asian="6pt" style:font-size-complex="6pt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5pt" style:font-size-asian="5pt" style:font-size-complex="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7.4cm" svg:height="27.7cm" svg:x="1cm" svg:y="13.3cm">
          <text:p text:style-name="P1"><text:span text:style-name="T1">Layer 0 </text:span></text:p>
          <text:p text:style-name="P1"><text:span text:style-name="T1">Interface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8.1cm" svg:height="0.806cm" svg:x="1.9cm" svg:y="14.594cm">
          <draw:text-box>
            <text:p text:style-name="P1"><text:span text:style-name="T2">Test of link from error function</text:span></text:p>
          </draw:text-box>
        </draw:frame>
        <draw:frame draw:style-name="gr3" draw:text-style-name="P4" draw:layer="layout" svg:width="7.333cm" svg:height="1.185cm" svg:x="44.967cm" svg:y="2.915cm">
          <draw:text-box>
            <text:p><text:span text:style-name="T3"><text:file-name text:display="name">005-001-QMBasic</text:file-name></text:span></text:p>
          </draw:text-box>
        </draw:frame>
        <draw:g xml:id="id4" draw:id="id4">
          <draw:glue-point draw:id="4" svg:x="4.808cm" svg:y="4.757cm"/>
          <draw:glue-point draw:id="5" svg:x="0.046cm" svg:y="-4.639cm"/>
          <draw:glue-point draw:id="6" svg:x="-4.809cm" svg:y="4.759cm"/>
          <draw:frame draw:style-name="gr4" draw:text-style-name="P6" draw:layer="layout" svg:width="5.549cm" svg:height="4.74cm" svg:x="24.617cm" svg:y="29.102cm">
            <draw:text-box>
              <text:p text:style-name="P5"><text:span text:style-name="T4">QMSensor</text:span></text:p>
            </draw:text-box>
          </draw:frame>
          <draw:polygon draw:style-name="gr5" draw:text-style-name="P7" draw:layer="layout" svg:width="9.721cm" svg:height="7.479cm" svg:x="22.289cm" svg:y="26.4cm" svg:viewBox="0 0 9722 7480" draw:points="0,7480 9722,7480 4858,0">
            <text:p/>
          </draw:polygon>
          <draw:custom-shape draw:style-name="gr6" draw:text-style-name="P8" draw:layer="layout" svg:width="0.486cm" svg:height="0.5cm" svg:x="21.9cm" svg:y="33.7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9" draw:layer="layout" svg:width="0.486cm" svg:height="0.5cm" svg:x="31.914cm" svg:y="33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9" draw:layer="layout" svg:width="0.486cm" svg:height="0.5cm" svg:x="26.907cm" svg:y="25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8" draw:text-style-name="P10" draw:layer="layout" draw:type="line" svg:x1="17.05cm" svg:y1="38.298cm" svg:x2="20.773cm" svg:y2="35.727cm" draw:end-shape="id1" draw:end-glue-point="7" svg:d="M17050 38298l3723-2571" svg:viewBox="0 0 3724 2572">
          <text:p/>
        </draw:connector>
        <draw:g xml:id="id2" draw:id="id2">
          <draw:g>
            <draw:custom-shape draw:style-name="gr9" draw:text-style-name="P12" draw:layer="ConfigLayout" svg:width="0.8cm" svg:height="0.3cm" svg:x="1.501cm" svg:y="37.8cm">
              <text:p text:style-name="P11"><text:span text:style-name="T5">Type</text:span></text:p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ConfigLayout" svg:width="2.5cm" svg:height="0.3cm" svg:x="2.301cm" svg:y="37.798cm">
              <text:p text:style-name="P11"><text:span text:style-name="T5">Paus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1" draw:text-style-name="P12" draw:layer="ConfigLayout" svg:width="3.3cm" svg:height="0.3cm" svg:x="1.501cm" svg:y="38.1cm">
              <text:p text:style-name="P11"><text:span text:style-name="T5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2" draw:text-style-name="P12" draw:layer="ConfigLayout" svg:width="1.1cm" svg:height="0.3cm" svg:x="3.701cm" svg:y="38.7cm">
                <text:p text:style-name="P11"><text:span text:style-name="T5">Boolean</text:span></text:p>
                <draw:enhanced-geometry svg:viewBox="0 0 21600 21600" draw:type="rectangle" draw:enhanced-path="M 0 0 L 21600 0 21600 21600 0 21600 0 0 Z N"/>
              </draw:custom-shape>
              <draw:custom-shape draw:style-name="gr13" draw:text-style-name="P12" draw:layer="ConfigLayout" svg:width="1.4cm" svg:height="0.3cm" svg:x="1.501cm" svg:y="38.7cm">
                <text:p text:style-name="P11"><text:span text:style-name="T5">ConstantRate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12" draw:layer="ConfigLayout" svg:width="0.8cm" svg:height="0.3cm" svg:x="2.901cm" svg:y="38.7cm">
                <text:p text:style-name="P11"><text:span text:style-name="T5">tru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2" draw:text-style-name="P12" draw:layer="ConfigLayout" svg:width="1.1cm" svg:height="0.3cm" svg:x="3.701cm" svg:y="38.4cm">
                <text:p text:style-name="P11"><text:span text:style-name="T5">Double</text:span></text:p>
                <draw:enhanced-geometry svg:viewBox="0 0 21600 21600" draw:type="rectangle" draw:enhanced-path="M 0 0 L 21600 0 21600 21600 0 21600 0 0 Z N"/>
              </draw:custom-shape>
              <draw:custom-shape draw:style-name="gr13" draw:text-style-name="P12" draw:layer="ConfigLayout" svg:width="1.4cm" svg:height="0.3cm" svg:x="1.501cm" svg:y="38.4cm">
                <text:p text:style-name="P11"><text:span text:style-name="T5">Pause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12" draw:layer="ConfigLayout" svg:width="0.8cm" svg:height="0.3cm" svg:x="2.901cm" svg:y="38.4cm">
                <text:p text:style-name="P11"><text:span text:style-name="T5">5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4" draw:text-style-name="P10" draw:layer="ConfigLayout" draw:type="line" svg:x1="3.151cm" svg:y1="37.798cm" svg:x2="4.502cm" svg:y2="36.299cm" draw:start-shape="id2" draw:start-glue-point="0" svg:d="M3151 37798l1351-1499" svg:viewBox="0 0 1352 1500">
          <text:p/>
        </draw:connector>
        <draw:g>
          <draw:glue-point draw:id="4" svg:x="4.808cm" svg:y="4.757cm"/>
          <draw:glue-point draw:id="5" svg:x="0.046cm" svg:y="-4.639cm"/>
          <draw:glue-point draw:id="6" svg:x="-4.809cm" svg:y="4.759cm"/>
          <draw:frame draw:style-name="gr4" draw:text-style-name="P13" draw:layer="layout" svg:width="5.549cm" svg:height="4.74cm" svg:x="7.019cm" svg:y="31.403cm">
            <draw:text-box>
              <text:p text:style-name="P5"><text:span text:style-name="T6">Env</text:span></text:p>
            </draw:text-box>
          </draw:frame>
          <draw:polygon draw:style-name="gr5" draw:text-style-name="P7" draw:layer="layout" svg:width="9.721cm" svg:height="7.479cm" svg:x="4.691cm" svg:y="28.701cm" svg:viewBox="0 0 9722 7480" draw:points="0,7480 9722,7480 4858,0">
            <text:p/>
          </draw:polygon>
          <draw:custom-shape draw:style-name="gr6" draw:text-style-name="P8" draw:layer="layout" svg:width="0.486cm" svg:height="0.5cm" svg:x="4.302cm" svg:y="36.001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9" draw:layer="layout" svg:width="0.486cm" svg:height="0.5cm" svg:x="14.316cm" svg:y="36.0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9" draw:layer="layout" svg:width="0.486cm" svg:height="0.5cm" svg:x="9.309cm" svg:y="28.2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9" draw:text-style-name="P12" draw:layer="ConfigLayout" svg:width="0.8cm" svg:height="0.3cm" svg:x="17cm" svg:y="33.102cm">
              <text:p text:style-name="P11"><text:span text:style-name="T5">Type</text:span></text:p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ConfigLayout" svg:width="2.5cm" svg:height="0.3cm" svg:x="17.8cm" svg:y="33.1cm">
              <text:p text:style-name="P11"><text:span text:style-name="T5">Change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15" draw:text-style-name="P12" draw:layer="ConfigLayout" svg:width="3.3cm" svg:height="0.3cm" svg:x="17cm" svg:y="33.1cm">
            <text:p/>
            <draw:enhanced-geometry svg:viewBox="0 0 21600 21600" draw:type="rectangle" draw:enhanced-path="M 0 0 L 21600 0 21600 21600 0 21600 0 0 Z N"/>
          </draw:custom-shape>
        </draw:g>
        <draw:custom-shape draw:style-name="gr7" draw:text-style-name="P9" xml:id="id1" draw:id="id1" draw:layer="layout" svg:width="0.5cm" svg:height="0.5cm" svg:x="20.7cm" svg:y="35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xml:id="id3" draw:id="id3" draw:layer="layout" svg:width="0.5cm" svg:height="0.5cm" svg:x="20.1cm" svg:y="3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xml:id="id5" draw:id="id5" draw:layer="layout" svg:width="0.5cm" svg:height="0.5cm" svg:x="22.2cm" svg:y="3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0" draw:layer="layout" draw:type="line" svg:x1="21.05cm" svg:y1="39.5cm" svg:x2="20.35cm" svg:y2="38.1cm" draw:end-shape="id3" draw:end-glue-point="8" svg:d="M21050 39500l-700-1400" svg:viewBox="0 0 701 1401">
          <text:p/>
        </draw:connector>
        <draw:connector draw:style-name="gr8" draw:text-style-name="P10" draw:layer="layout" draw:type="line" svg:x1="21.127cm" svg:y1="35.373cm" svg:x2="22.101cm" svg:y2="33.999cm" draw:start-shape="id1" draw:start-glue-point="11" draw:end-shape="id4" draw:end-glue-point="6" svg:d="M21127 35373l974-1374" svg:viewBox="0 0 975 1375">
          <text:p/>
        </draw:connector>
        <draw:g xml:id="id6" draw:id="id6">
          <draw:g>
            <draw:custom-shape draw:style-name="gr9" draw:text-style-name="P12" draw:layer="ConfigLayout" svg:width="0.8cm" svg:height="0.3cm" svg:x="23.2cm" svg:y="38.3cm">
              <text:p text:style-name="P11"><text:span text:style-name="T5">Name</text:span></text:p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ConfigLayout" svg:width="2.5cm" svg:height="0.3cm" svg:x="24cm" svg:y="38.298cm">
              <text:p text:style-name="P11"><text:span text:style-name="T5">Rese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2" draw:layer="ConfigLayout" svg:width="0.8cm" svg:height="0.3cm" svg:x="23.2cm" svg:y="38.6cm">
              <text:p text:style-name="P11"><text:span text:style-name="T5">Type</text:span></text:p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ConfigLayout" svg:width="2.5cm" svg:height="0.3cm" svg:x="24cm" svg:y="38.598cm">
              <text:p text:style-name="P11"><text:span text:style-name="T5">BinaryPuls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1" draw:text-style-name="P12" draw:layer="ConfigLayout" svg:width="3.3cm" svg:height="0.3cm" svg:x="23.2cm" svg:y="38.9cm">
              <text:p text:style-name="P11"><text:span text:style-name="T5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2" draw:text-style-name="P12" draw:layer="ConfigLayout" svg:width="1.1cm" svg:height="0.3cm" svg:x="25.4cm" svg:y="39.2cm">
                <text:p text:style-name="P11"><text:span text:style-name="T5">Double</text:span></text:p>
                <draw:enhanced-geometry svg:viewBox="0 0 21600 21600" draw:type="rectangle" draw:enhanced-path="M 0 0 L 21600 0 21600 21600 0 21600 0 0 Z N"/>
              </draw:custom-shape>
              <draw:custom-shape draw:style-name="gr12" draw:text-style-name="P12" draw:layer="ConfigLayout" svg:width="1.1cm" svg:height="0.3cm" svg:x="23.2cm" svg:y="39.2cm">
                <text:p text:style-name="P11"><text:span text:style-name="T5">Pulse</text:span></text:p>
                <draw:enhanced-geometry svg:viewBox="0 0 21600 21600" draw:type="rectangle" draw:enhanced-path="M 0 0 L 21600 0 21600 21600 0 21600 0 0 Z N"/>
              </draw:custom-shape>
              <draw:custom-shape draw:style-name="gr12" draw:text-style-name="P12" draw:layer="ConfigLayout" svg:width="1.1cm" svg:height="0.3cm" svg:x="24.3cm" svg:y="39.2cm">
                <text:p text:style-name="P11"><text:span text:style-name="T5">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6" draw:text-style-name="P12" draw:layer="ConfigLayout" draw:type="line" svg:x1="20.35cm" svg:y1="37.6cm" svg:x2="20.95cm" svg:y2="35.8cm" draw:start-shape="id3" draw:start-glue-point="4" draw:end-shape="id1" draw:end-glue-point="8" svg:d="M20350 37600l600-1800" svg:viewBox="0 0 601 1801">
          <text:p text:style-name="P11"><text:span text:style-name="T5">QMLevel</text:span></text:p>
        </draw:connector>
        <draw:connector draw:style-name="gr16" draw:text-style-name="P12" draw:layer="ConfigLayout" draw:type="line" svg:x1="22.273cm" svg:y1="37.273cm" svg:x2="21.127cm" svg:y2="35.727cm" draw:start-shape="id5" draw:start-glue-point="5" draw:end-shape="id1" draw:end-glue-point="9" svg:d="M22273 37273l-1146-1546" svg:viewBox="0 0 1147 1547">
          <text:p text:style-name="P11"><text:span text:style-name="T5">QMReset</text:span></text:p>
        </draw:connector>
        <draw:connector draw:style-name="gr14" draw:text-style-name="P10" draw:layer="ConfigLayout" draw:type="line" svg:x1="23.2cm" svg:y1="38.899cm" svg:x2="22.45cm" svg:y2="37.7cm" draw:start-shape="id6" draw:start-glue-point="3" draw:end-shape="id5" draw:end-glue-point="8" svg:d="M23200 38899l-750-1199" svg:viewBox="0 0 751 1200">
          <text:p/>
        </draw:connector>
        <draw:custom-shape draw:style-name="gr7" draw:text-style-name="P9" xml:id="id8" draw:id="id8" draw:layer="layout" svg:width="0.5cm" svg:height="0.5cm" svg:x="45.9cm" svg:y="3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xml:id="id10" draw:id="id10" draw:layer="layout" svg:width="0.5cm" svg:height="0.5cm" svg:x="45.9cm" svg:y="3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xml:id="id9" draw:id="id9" draw:layer="layout" svg:width="0.5cm" svg:height="0.5cm" svg:x="43.2cm" svg:y="3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0" draw:layer="layout" draw:type="line" svg:x1="44.598cm" svg:y1="33.998cm" svg:x2="46.15cm" svg:y2="35.4cm" draw:start-shape="id7" draw:start-glue-point="4" draw:end-shape="id8" draw:end-glue-point="4" svg:d="M44598 33998l1552 1402" svg:viewBox="0 0 1553 1403">
          <text:p/>
        </draw:connector>
        <draw:connector draw:style-name="gr8" draw:text-style-name="P10" draw:layer="layout" draw:type="line" svg:x1="44.598cm" svg:y1="33.998cm" svg:x2="43.45cm" svg:y2="36.4cm" draw:start-shape="id7" draw:start-glue-point="4" draw:end-shape="id9" draw:end-glue-point="4" svg:d="M44598 33998l-1148 2402" svg:viewBox="0 0 1149 2403">
          <text:p/>
        </draw:connector>
        <draw:connector draw:style-name="gr8" draw:text-style-name="P10" draw:layer="layout" draw:type="line" svg:x1="46.15cm" svg:y1="35.9cm" svg:x2="46.15cm" svg:y2="37.4cm" draw:start-shape="id8" draw:start-glue-point="8" draw:end-shape="id10" draw:end-glue-point="4" svg:d="M46150 35900v1500" svg:viewBox="0 0 1 1501">
          <text:p/>
        </draw:connector>
        <draw:g xml:id="id12" draw:id="id12">
          <draw:g>
            <draw:custom-shape draw:style-name="gr9" draw:text-style-name="P12" draw:layer="ConfigLayout" svg:width="0.8cm" svg:height="0.3cm" svg:x="47.3cm" svg:y="36.5cm">
              <text:p text:style-name="P11"><text:span text:style-name="T5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" draw:text-style-name="P12" draw:layer="ConfigLayout" svg:width="2.5cm" svg:height="0.3cm" svg:x="48.1cm" svg:y="36.498cm">
              <text:p text:style-name="P11"><text:span text:style-name="T5">LaserOutputIntegrateX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2" draw:layer="ConfigLayout" svg:width="0.8cm" svg:height="0.3cm" svg:x="47.3cm" svg:y="36.8cm">
              <text:p text:style-name="P11"><text:span text:style-name="T5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" draw:text-style-name="P12" draw:layer="ConfigLayout" svg:width="2.5cm" svg:height="0.3cm" svg:x="48.1cm" svg:y="36.798cm">
              <text:p text:style-name="P11"><text:span text:style-name="T5">ProportionalIntegration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1" draw:text-style-name="P12" draw:layer="ConfigLayout" svg:width="3.3cm" svg:height="0.3cm" svg:x="47.3cm" svg:y="37.1cm">
              <text:p text:style-name="P11"><text:span text:style-name="T5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2" draw:text-style-name="P12" draw:layer="ConfigLayout" svg:width="1.1cm" svg:height="0.3cm" svg:x="49.5cm" svg:y="37.4cm">
                <text:p text:style-name="P11"><text:span text:style-name="T5">Doubl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2" draw:text-style-name="P12" draw:layer="ConfigLayout" svg:width="1.1cm" svg:height="0.3cm" svg:x="47.3cm" svg:y="37.4cm">
                <text:p text:style-name="P11"><text:span text:style-name="T5">Gai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2" draw:text-style-name="P12" draw:layer="ConfigLayout" svg:width="1.1cm" svg:height="0.3cm" svg:x="48.4cm" svg:y="37.4cm">
                <text:p text:style-name="P11"><text:span text:style-name="T5">1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onnector draw:style-name="gr14" draw:text-style-name="P10" draw:layer="ConfigLayout" draw:type="line" svg:x1="47.6cm" svg:y1="33.201cm" svg:x2="44.598cm" svg:y2="33.998cm" draw:start-shape="id11" draw:start-glue-point="3" draw:end-shape="id7" draw:end-glue-point="4" svg:d="M47600 33201l-3002 797" svg:viewBox="0 0 3003 798">
          <text:p/>
        </draw:connector>
        <draw:connector draw:style-name="gr14" draw:text-style-name="P10" draw:layer="ConfigLayout" draw:type="line" svg:x1="48.95cm" svg:y1="36.498cm" svg:x2="46.4cm" svg:y2="35.65cm" draw:start-shape="id12" draw:start-glue-point="0" draw:end-shape="id8" svg:d="M48950 36498l-2550-848" svg:viewBox="0 0 2551 849">
          <text:p/>
        </draw:connector>
        <draw:connector draw:style-name="gr17" draw:text-style-name="P12" draw:layer="ConfigLayout" draw:type="curve" svg:x1="22.45cm" svg:y1="37.2cm" svg:x2="44.598cm" svg:y2="33.998cm" draw:start-shape="id5" draw:start-glue-point="4" draw:end-shape="id7" draw:end-glue-point="4" svg:d="M22450 37200c0-2248 22148-648 22148-3202" svg:viewBox="0 0 22149 3203">
          <text:p text:style-name="P11"><text:span text:style-name="T5">Reset</text:span></text:p>
        </draw:connector>
        <draw:connector draw:style-name="gr17" draw:text-style-name="P12" draw:layer="ConfigLayout" draw:type="curve" draw:line-skew="0.099cm" svg:x1="22.627cm" svg:y1="37.273cm" svg:x2="45.973cm" svg:y2="35.473cm" draw:start-shape="id5" draw:start-glue-point="11" draw:end-shape="id8" draw:end-glue-point="5" svg:d="M22627 37273c17659 0 5987-1800 23346-1800" svg:viewBox="0 0 23347 1801">
          <text:p text:style-name="P11"><text:span text:style-name="T5">Reset</text:span></text:p>
        </draw:connector>
        <draw:g xml:id="id7" draw:id="id7">
          <draw:glue-point draw:id="4" svg:x="4.808cm" svg:y="4.757cm"/>
          <draw:glue-point draw:id="5" svg:x="0.046cm" svg:y="-4.639cm"/>
          <draw:glue-point draw:id="6" svg:x="-4.809cm" svg:y="4.759cm"/>
          <draw:frame draw:style-name="gr4" draw:text-style-name="P15" draw:layer="layout" svg:width="5.549cm" svg:height="4.74cm" svg:x="37.017cm" svg:y="29.102cm">
            <draw:text-box>
              <text:p text:style-name="P14"><text:span text:style-name="T7">QMActuator</text:span></text:p>
            </draw:text-box>
          </draw:frame>
          <draw:polygon draw:style-name="gr5" draw:text-style-name="P7" draw:layer="layout" svg:width="9.721cm" svg:height="7.479cm" svg:x="34.689cm" svg:y="26.4cm" svg:viewBox="0 0 9722 7480" draw:points="0,7480 9722,7480 4858,0">
            <text:p/>
          </draw:polygon>
          <draw:custom-shape draw:style-name="gr6" draw:text-style-name="P8" draw:layer="layout" svg:width="0.486cm" svg:height="0.5cm" svg:x="34.3cm" svg:y="33.7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9" draw:layer="layout" svg:width="0.486cm" svg:height="0.5cm" svg:x="44.314cm" svg:y="33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9" draw:layer="layout" svg:width="0.486cm" svg:height="0.5cm" svg:x="39.307cm" svg:y="25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11" draw:id="id11">
          <draw:g>
            <draw:custom-shape draw:style-name="gr9" draw:text-style-name="P12" draw:layer="ConfigLayout" svg:width="0.8cm" svg:height="0.3cm" svg:x="47.6cm" svg:y="32.602cm">
              <text:p text:style-name="P11"><text:span text:style-name="T5">Name</text:span></text:p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ConfigLayout" svg:width="2.5cm" svg:height="0.3cm" svg:x="48.4cm" svg:y="32.6cm">
              <text:p text:style-name="P11"><text:span text:style-name="T5">LaserOutputIntegrate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2" draw:layer="ConfigLayout" svg:width="0.8cm" svg:height="0.3cm" svg:x="47.6cm" svg:y="32.902cm">
              <text:p text:style-name="P11"><text:span text:style-name="T5">Type</text:span></text:p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ConfigLayout" svg:width="2.5cm" svg:height="0.3cm" svg:x="48.4cm" svg:y="32.9cm">
              <text:p text:style-name="P11"><text:span text:style-name="T5">ProportionalIntegr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1" draw:text-style-name="P12" draw:layer="ConfigLayout" svg:width="3.3cm" svg:height="0.3cm" svg:x="47.6cm" svg:y="33.202cm">
              <text:p text:style-name="P11"><text:span text:style-name="T5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2" draw:text-style-name="P12" draw:layer="ConfigLayout" svg:width="1.1cm" svg:height="0.3cm" svg:x="49.8cm" svg:y="33.502cm">
                <text:p text:style-name="P11"><text:span text:style-name="T5">Double</text:span></text:p>
                <draw:enhanced-geometry svg:viewBox="0 0 21600 21600" draw:type="rectangle" draw:enhanced-path="M 0 0 L 21600 0 21600 21600 0 21600 0 0 Z N"/>
              </draw:custom-shape>
              <draw:custom-shape draw:style-name="gr12" draw:text-style-name="P12" draw:layer="ConfigLayout" svg:width="1.1cm" svg:height="0.3cm" svg:x="47.6cm" svg:y="33.502cm">
                <text:p text:style-name="P11"><text:span text:style-name="T5">Gain</text:span></text:p>
                <draw:enhanced-geometry svg:viewBox="0 0 21600 21600" draw:type="rectangle" draw:enhanced-path="M 0 0 L 21600 0 21600 21600 0 21600 0 0 Z N"/>
              </draw:custom-shape>
              <draw:custom-shape draw:style-name="gr12" draw:text-style-name="P12" draw:layer="ConfigLayout" svg:width="1.1cm" svg:height="0.3cm" svg:x="48.7cm" svg:y="33.502cm">
                <text:p text:style-name="P11"><text:span text:style-name="T5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4" draw:text-style-name="P10" draw:layer="ConfigLayout" draw:type="line" svg:x1="18.65cm" svg:y1="33.438cm" svg:x2="22.101cm" svg:y2="34.035cm" svg:d="M18650 33438l3451 597" svg:viewBox="0 0 3452 598">
          <text:p/>
        </draw:connector>
        <draw:g>
          <draw:g>
            <draw:custom-shape draw:style-name="gr9" draw:text-style-name="P12" draw:layer="layout" svg:width="0.8cm" svg:height="0.3cm" svg:x="15.4cm" svg:y="38.3cm">
              <text:p text:style-name="P11"><text:span text:style-name="T5">Name</text:span></text:p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2.5cm" svg:height="0.3cm" svg:x="16.2cm" svg:y="38.298cm">
              <text:p text:style-name="P11"><text:span text:style-name="T5">SimTim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2" draw:layer="layout" svg:width="0.8cm" svg:height="0.3cm" svg:x="15.4cm" svg:y="38.6cm">
              <text:p text:style-name="P11"><text:span text:style-name="T5">Type</text:span></text:p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2.5cm" svg:height="0.3cm" svg:x="16.2cm" svg:y="38.598cm">
              <text:p text:style-name="P11"><text:span text:style-name="T5">QMSenso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1" draw:text-style-name="P12" draw:layer="layout" svg:width="3.3cm" svg:height="0.3cm" svg:x="15.4cm" svg:y="38.9cm">
              <text:p text:style-name="P11"><text:span text:style-name="T5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2" draw:text-style-name="P12" draw:layer="layout" svg:width="1.1cm" svg:height="0.3cm" svg:x="17.6cm" svg:y="39.2cm">
                <text:p text:style-name="P11"><text:span text:style-name="T5">Double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12" draw:layer="layout" svg:width="1.8cm" svg:height="0.3cm" svg:x="15.4cm" svg:y="39.2cm">
                <text:p text:style-name="P11"><text:span text:style-name="T5">TargetPercentag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layout" svg:width="0.4cm" svg:height="0.3cm" svg:x="17.2cm" svg:y="39.2cm">
                <text:p text:style-name="P11"><text:span text:style-name="T5">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2" draw:text-style-name="P12" draw:layer="layout" svg:width="1.1cm" svg:height="0.3cm" svg:x="17.6cm" svg:y="39.5cm">
                <text:p text:style-name="P11"><text:span text:style-name="T5">Double</text:span></text:p>
                <draw:enhanced-geometry svg:viewBox="0 0 21600 21600" draw:type="rectangle" draw:enhanced-path="M 0 0 L 21600 0 21600 21600 0 21600 0 0 Z N"/>
              </draw:custom-shape>
              <draw:custom-shape draw:style-name="gr12" draw:text-style-name="P12" draw:layer="layout" svg:width="1.1cm" svg:height="0.3cm" svg:x="15.4cm" svg:y="39.5cm">
                <text:p text:style-name="P11"><text:span text:style-name="T5">TimeLimit</text:span></text:p>
                <draw:enhanced-geometry svg:viewBox="0 0 21600 21600" draw:type="rectangle" draw:enhanced-path="M 0 0 L 21600 0 21600 21600 0 21600 0 0 Z N"/>
              </draw:custom-shape>
              <draw:custom-shape draw:style-name="gr12" draw:text-style-name="P12" draw:layer="layout" svg:width="1.1cm" svg:height="0.3cm" svg:x="16.5cm" svg:y="39.5cm">
                <text:p text:style-name="P11"><text:span text:style-name="T5">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>
          <draw:g>
            <draw:custom-shape draw:style-name="gr9" draw:text-style-name="P12" draw:layer="layout" svg:width="0.8cm" svg:height="0.3cm" svg:x="19.4cm" svg:y="39.502cm">
              <text:p text:style-name="P11"><text:span text:style-name="T5">Name</text:span></text:p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2.5cm" svg:height="0.3cm" svg:x="20.2cm" svg:y="39.5cm">
              <text:p text:style-name="P11"><text:span text:style-name="T5">Level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2" draw:layer="layout" svg:width="0.8cm" svg:height="0.3cm" svg:x="19.4cm" svg:y="39.802cm">
              <text:p text:style-name="P11"><text:span text:style-name="T5">Type</text:span></text:p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2.5cm" svg:height="0.3cm" svg:x="20.2cm" svg:y="39.8cm">
              <text:p text:style-name="P11"><text:span text:style-name="T5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1" draw:text-style-name="P12" draw:layer="layout" svg:width="3.3cm" svg:height="0.3cm" svg:x="19.4cm" svg:y="40.102cm">
              <text:p text:style-name="P11"><text:span text:style-name="T5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2" draw:text-style-name="P12" draw:layer="layout" svg:width="1.1cm" svg:height="0.3cm" svg:x="21.6cm" svg:y="40.402cm">
                <text:p text:style-name="P11"><text:span text:style-name="T5">Double</text:span></text:p>
                <draw:enhanced-geometry svg:viewBox="0 0 21600 21600" draw:type="rectangle" draw:enhanced-path="M 0 0 L 21600 0 21600 21600 0 21600 0 0 Z N"/>
              </draw:custom-shape>
              <draw:custom-shape draw:style-name="gr12" draw:text-style-name="P12" draw:layer="layout" svg:width="1.1cm" svg:height="0.3cm" svg:x="19.4cm" svg:y="40.402cm">
                <text:p text:style-name="P11"><text:span text:style-name="T5">Constant</text:span></text:p>
                <draw:enhanced-geometry svg:viewBox="0 0 21600 21600" draw:type="rectangle" draw:enhanced-path="M 0 0 L 21600 0 21600 21600 0 21600 0 0 Z N"/>
              </draw:custom-shape>
              <draw:custom-shape draw:style-name="gr12" draw:text-style-name="P12" draw:layer="layout" svg:width="1.1cm" svg:height="0.3cm" svg:x="20.5cm" svg:y="40.402cm">
                <text:p text:style-name="P11"><text:span text:style-name="T5">13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4" draw:id="id14">
          <draw:g>
            <draw:custom-shape draw:style-name="gr9" draw:text-style-name="P12" draw:layer="layout" svg:width="0.8cm" svg:height="0.3cm" svg:x="46cm" svg:y="39cm">
              <text:p text:style-name="P11"><text:span text:style-name="T5">Name</text:span></text:p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2.5cm" svg:height="0.3cm" svg:x="46.8cm" svg:y="38.998cm">
              <text:p text:style-name="P11"><text:span text:style-name="T5">LaserOutputX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2" draw:layer="layout" svg:width="0.8cm" svg:height="0.3cm" svg:x="46cm" svg:y="39.3cm">
              <text:p text:style-name="P11"><text:span text:style-name="T5">Type</text:span></text:p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2.5cm" svg:height="0.3cm" svg:x="46.8cm" svg:y="39.298cm">
              <text:p text:style-name="P11"><text:span text:style-name="T5">QMActuato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1" draw:text-style-name="P12" draw:layer="layout" svg:width="3.3cm" svg:height="0.3cm" svg:x="46cm" svg:y="39.6cm">
              <text:p text:style-name="P11"><text:span text:style-name="T5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2" draw:text-style-name="P12" draw:layer="layout" svg:width="1.1cm" svg:height="0.3cm" svg:x="48.2cm" svg:y="40.2cm">
                <text:p text:style-name="P11"><text:span text:style-name="T5">Boolean</text:span></text:p>
                <draw:enhanced-geometry svg:viewBox="0 0 21600 21600" draw:type="rectangle" draw:enhanced-path="M 0 0 L 21600 0 21600 21600 0 21600 0 0 Z N"/>
              </draw:custom-shape>
              <draw:custom-shape draw:style-name="gr12" draw:text-style-name="P12" draw:layer="layout" svg:width="1.1cm" svg:height="0.3cm" svg:x="46cm" svg:y="40.2cm">
                <text:p text:style-name="P11"><text:span text:style-name="T5">Publish</text:span></text:p>
                <draw:enhanced-geometry svg:viewBox="0 0 21600 21600" draw:type="rectangle" draw:enhanced-path="M 0 0 L 21600 0 21600 21600 0 21600 0 0 Z N"/>
              </draw:custom-shape>
              <draw:custom-shape draw:style-name="gr12" draw:text-style-name="P12" draw:layer="layout" svg:width="1.1cm" svg:height="0.3cm" svg:x="47.1cm" svg:y="40.2cm">
                <text:p text:style-name="P11"><text:span text:style-name="T5">tru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2" draw:layer="layout" svg:width="1.1cm" svg:height="0.3cm" svg:x="48.2cm" svg:y="39.9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2" draw:layer="layout" svg:width="1.1cm" svg:height="0.3cm" svg:x="46cm" svg:y="39.9cm">
                <text:p text:style-name="P11"><text:span text:style-name="T5">Variable</text:span></text:p>
                <draw:enhanced-geometry svg:viewBox="0 0 21600 21600" draw:type="rectangle" draw:enhanced-path="M 0 0 L 21600 0 21600 21600 0 21600 0 0 Z N"/>
              </draw:custom-shape>
              <draw:custom-shape draw:style-name="gr12" draw:text-style-name="P16" draw:layer="layout" svg:width="1.1cm" svg:height="0.3cm" svg:x="47.1cm" svg:y="39.9cm">
                <text:p text:style-name="P11"><text:span text:style-name="T8">LaserOutputX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3" draw:id="id13">
          <draw:g>
            <draw:custom-shape draw:style-name="gr9" draw:text-style-name="P12" draw:layer="layout" svg:width="0.8cm" svg:height="0.3cm" svg:x="41.8cm" svg:y="38.4cm">
              <text:p text:style-name="P11"><text:span text:style-name="T5">Name</text:span></text:p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2.5cm" svg:height="0.3cm" svg:x="42.6cm" svg:y="38.398cm">
              <text:p text:style-name="P11"><text:span text:style-name="T5">LaserOutput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2" draw:layer="layout" svg:width="0.8cm" svg:height="0.3cm" svg:x="41.8cm" svg:y="38.7cm">
              <text:p text:style-name="P11"><text:span text:style-name="T5">Type</text:span></text:p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2.5cm" svg:height="0.3cm" svg:x="42.6cm" svg:y="38.698cm">
              <text:p text:style-name="P11"><text:span text:style-name="T5">QMActuato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1" draw:text-style-name="P12" draw:layer="layout" svg:width="3.3cm" svg:height="0.3cm" svg:x="41.8cm" svg:y="39cm">
              <text:p text:style-name="P11"><text:span text:style-name="T5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2" draw:text-style-name="P12" draw:layer="layout" svg:width="1.1cm" svg:height="0.3cm" svg:x="44cm" svg:y="39.6cm">
                <text:p text:style-name="P11"><text:span text:style-name="T5">Boolean</text:span></text:p>
                <draw:enhanced-geometry svg:viewBox="0 0 21600 21600" draw:type="rectangle" draw:enhanced-path="M 0 0 L 21600 0 21600 21600 0 21600 0 0 Z N"/>
              </draw:custom-shape>
              <draw:custom-shape draw:style-name="gr12" draw:text-style-name="P12" draw:layer="layout" svg:width="1.1cm" svg:height="0.3cm" svg:x="41.8cm" svg:y="39.6cm">
                <text:p text:style-name="P11"><text:span text:style-name="T5">Publish</text:span></text:p>
                <draw:enhanced-geometry svg:viewBox="0 0 21600 21600" draw:type="rectangle" draw:enhanced-path="M 0 0 L 21600 0 21600 21600 0 21600 0 0 Z N"/>
              </draw:custom-shape>
              <draw:custom-shape draw:style-name="gr12" draw:text-style-name="P12" draw:layer="layout" svg:width="1.1cm" svg:height="0.3cm" svg:x="42.9cm" svg:y="39.6cm">
                <text:p text:style-name="P11"><text:span text:style-name="T5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2" draw:layer="layout" svg:width="1.1cm" svg:height="0.3cm" svg:x="44cm" svg:y="39.3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2" draw:layer="layout" svg:width="1.1cm" svg:height="0.3cm" svg:x="41.8cm" svg:y="39.3cm">
                <text:p text:style-name="P11"><text:span text:style-name="T5">Variable</text:span></text:p>
                <draw:enhanced-geometry svg:viewBox="0 0 21600 21600" draw:type="rectangle" draw:enhanced-path="M 0 0 L 21600 0 21600 21600 0 21600 0 0 Z N"/>
              </draw:custom-shape>
              <draw:custom-shape draw:style-name="gr12" draw:text-style-name="P16" draw:layer="layout" svg:width="1.1cm" svg:height="0.3cm" svg:x="42.9cm" svg:y="39.3cm">
                <text:p text:style-name="P11"><text:span text:style-name="T8">LaserOutputY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4" draw:text-style-name="P10" draw:layer="layout" draw:type="line" svg:x1="43.45cm" svg:y1="38.398cm" svg:x2="43.45cm" svg:y2="36.9cm" draw:start-shape="id13" draw:start-glue-point="0" draw:end-shape="id9" draw:end-glue-point="8" svg:d="M43450 38398v-1498" svg:viewBox="0 0 1 1499">
          <text:p/>
        </draw:connector>
        <draw:connector draw:style-name="gr14" draw:text-style-name="P10" draw:layer="layout" draw:type="line" svg:x1="47.65cm" svg:y1="38.998cm" svg:x2="46.327cm" svg:y2="37.827cm" draw:start-shape="id14" draw:start-glue-point="0" draw:end-shape="id10" draw:end-glue-point="9" svg:d="M47650 38998l-1323-1171" svg:viewBox="0 0 1324 1172">
          <text:p/>
        </draw:connector>
        <draw:custom-shape draw:style-name="gr7" draw:text-style-name="P9" xml:id="id17" draw:id="id17" draw:layer="layout" svg:width="0.5cm" svg:height="0.5cm" svg:x="40.5cm" svg:y="24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5" draw:id="id15">
          <draw:g>
            <draw:custom-shape draw:style-name="gr21" draw:text-style-name="P12" draw:layer="ConfigLayout" svg:width="0.8cm" svg:height="0.3cm" svg:x="33.5cm" svg:y="23.602cm">
              <text:p text:style-name="P11"><text:span text:style-name="T5">Name</text:span></text:p>
              <draw:enhanced-geometry svg:viewBox="0 0 21600 21600" draw:type="rectangle" draw:enhanced-path="M 0 0 L 21600 0 21600 21600 0 21600 0 0 Z N"/>
            </draw:custom-shape>
            <draw:custom-shape draw:style-name="gr22" draw:text-style-name="P12" draw:layer="ConfigLayout" svg:width="2.5cm" svg:height="0.3cm" svg:x="34.3cm" svg:y="23.6cm">
              <text:p text:style-name="P11"><text:span text:style-name="T5">DiffYSum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1" draw:text-style-name="P12" draw:layer="ConfigLayout" svg:width="0.8cm" svg:height="0.3cm" svg:x="33.5cm" svg:y="23.902cm">
              <text:p text:style-name="P11"><text:span text:style-name="T5">Type</text:span></text:p>
              <draw:enhanced-geometry svg:viewBox="0 0 21600 21600" draw:type="rectangle" draw:enhanced-path="M 0 0 L 21600 0 21600 21600 0 21600 0 0 Z N"/>
            </draw:custom-shape>
            <draw:custom-shape draw:style-name="gr22" draw:text-style-name="P12" draw:layer="ConfigLayout" svg:width="2.5cm" svg:height="0.3cm" svg:x="34.3cm" svg:y="23.9cm">
              <text:p text:style-name="P11"><text:span text:style-name="T5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3" draw:text-style-name="P12" draw:layer="ConfigLayout" svg:width="3.3cm" svg:height="0.3cm" svg:x="33.5cm" svg:y="24.202cm">
              <text:p text:style-name="P11"><text:span text:style-name="T5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4" draw:text-style-name="P12" draw:layer="ConfigLayout" svg:width="1.1cm" svg:height="0.3cm" svg:x="35.7cm" svg:y="24.502cm">
                <text:p text:style-name="P11"><text:span text:style-name="T5">Double</text:span></text:p>
                <draw:enhanced-geometry svg:viewBox="0 0 21600 21600" draw:type="rectangle" draw:enhanced-path="M 0 0 L 21600 0 21600 21600 0 21600 0 0 Z N"/>
              </draw:custom-shape>
              <draw:custom-shape draw:style-name="gr24" draw:text-style-name="P12" draw:layer="ConfigLayout" svg:width="1.1cm" svg:height="0.3cm" svg:x="33.5cm" svg:y="24.502cm">
                <text:p text:style-name="P11"><text:span text:style-name="T5">Constant</text:span></text:p>
                <draw:enhanced-geometry svg:viewBox="0 0 21600 21600" draw:type="rectangle" draw:enhanced-path="M 0 0 L 21600 0 21600 21600 0 21600 0 0 Z N"/>
              </draw:custom-shape>
              <draw:custom-shape draw:style-name="gr24" draw:text-style-name="P12" draw:layer="ConfigLayout" svg:width="1.1cm" svg:height="0.3cm" svg:x="34.6cm" svg:y="24.502cm">
                <text:p text:style-name="P11"><text:span text:style-name="T5">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6" draw:id="id16">
          <draw:g>
            <draw:custom-shape draw:style-name="gr21" draw:text-style-name="P12" draw:layer="ConfigLayout" svg:width="0.8cm" svg:height="0.3cm" svg:x="41.6cm" svg:y="23.102cm">
              <text:p text:style-name="P11"><text:span text:style-name="T5">Name</text:span></text:p>
              <draw:enhanced-geometry svg:viewBox="0 0 21600 21600" draw:type="rectangle" draw:enhanced-path="M 0 0 L 21600 0 21600 21600 0 21600 0 0 Z N"/>
            </draw:custom-shape>
            <draw:custom-shape draw:style-name="gr22" draw:text-style-name="P12" draw:layer="ConfigLayout" svg:width="2.5cm" svg:height="0.3cm" svg:x="42.4cm" svg:y="23.1cm">
              <text:p text:style-name="P11"><text:span text:style-name="T5">DiffXSum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1" draw:text-style-name="P12" draw:layer="ConfigLayout" svg:width="0.8cm" svg:height="0.3cm" svg:x="41.6cm" svg:y="23.402cm">
              <text:p text:style-name="P11"><text:span text:style-name="T5">Type</text:span></text:p>
              <draw:enhanced-geometry svg:viewBox="0 0 21600 21600" draw:type="rectangle" draw:enhanced-path="M 0 0 L 21600 0 21600 21600 0 21600 0 0 Z N"/>
            </draw:custom-shape>
            <draw:custom-shape draw:style-name="gr22" draw:text-style-name="P12" draw:layer="ConfigLayout" svg:width="2.5cm" svg:height="0.3cm" svg:x="42.4cm" svg:y="23.4cm">
              <text:p text:style-name="P11"><text:span text:style-name="T5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3" draw:text-style-name="P12" draw:layer="ConfigLayout" svg:width="3.3cm" svg:height="0.3cm" svg:x="41.6cm" svg:y="23.702cm">
              <text:p text:style-name="P11"><text:span text:style-name="T5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4" draw:text-style-name="P12" draw:layer="ConfigLayout" svg:width="1.1cm" svg:height="0.3cm" svg:x="43.8cm" svg:y="24.002cm">
                <text:p text:style-name="P11"><text:span text:style-name="T5">Double</text:span></text:p>
                <draw:enhanced-geometry svg:viewBox="0 0 21600 21600" draw:type="rectangle" draw:enhanced-path="M 0 0 L 21600 0 21600 21600 0 21600 0 0 Z N"/>
              </draw:custom-shape>
              <draw:custom-shape draw:style-name="gr24" draw:text-style-name="P12" draw:layer="ConfigLayout" svg:width="1.1cm" svg:height="0.3cm" svg:x="41.6cm" svg:y="24.002cm">
                <text:p text:style-name="P11"><text:span text:style-name="T5">Constant</text:span></text:p>
                <draw:enhanced-geometry svg:viewBox="0 0 21600 21600" draw:type="rectangle" draw:enhanced-path="M 0 0 L 21600 0 21600 21600 0 21600 0 0 Z N"/>
              </draw:custom-shape>
              <draw:custom-shape draw:style-name="gr24" draw:text-style-name="P12" draw:layer="ConfigLayout" svg:width="1.1cm" svg:height="0.3cm" svg:x="42.7cm" svg:y="24.002cm">
                <text:p text:style-name="P11"><text:span text:style-name="T5">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4" draw:text-style-name="P10" draw:layer="ConfigLayout" draw:type="line" svg:x1="36.8cm" svg:y1="24.201cm" svg:x2="39.55cm" svg:y2="25.9cm" draw:start-shape="id15" draw:end-shape="id7" draw:end-glue-point="0" svg:d="M36800 24201l2750 1699" svg:viewBox="0 0 2751 1700">
          <text:p/>
        </draw:connector>
        <draw:connector draw:style-name="gr14" draw:text-style-name="P10" draw:layer="ConfigLayout" draw:type="line" svg:x1="41.6cm" svg:y1="23.701cm" svg:x2="40.75cm" svg:y2="24.7cm" draw:start-shape="id16" draw:start-glue-point="3" draw:end-shape="id17" draw:end-glue-point="4" svg:d="M41600 23701l-850 999" svg:viewBox="0 0 851 1000">
          <text:p/>
        </draw:connector>
        <draw:connector draw:style-name="gr8" draw:text-style-name="P10" draw:layer="layout" draw:type="line" svg:x1="40.573cm" svg:y1="25.127cm" svg:x2="39.55cm" svg:y2="25.9cm" draw:start-shape="id17" draw:start-glue-point="7" draw:end-shape="id7" svg:d="M40573 25127l-1023 773" svg:viewBox="0 0 1024 774">
          <text:p/>
        </draw:connector>
        <draw:connector draw:style-name="gr17" draw:text-style-name="P12" draw:layer="ConfigLayout" draw:type="curve" draw:line-skew="1.464cm -1.079cm" svg:x1="39.598cm" svg:y1="26.2cm" svg:x2="44.598cm" svg:y2="33.998cm" draw:start-shape="id7" draw:start-glue-point="5" draw:end-shape="id7" draw:end-glue-point="4" svg:d="M39598 26200c0 994 2312 828 3422 2529s1016 5269 1578 5269" svg:viewBox="0 0 5001 7799">
          <text:p text:style-name="P11"><text:span text:style-name="T5"/></text:p>
        </draw:connector>
        <draw:connector draw:style-name="gr17" draw:text-style-name="P12" draw:layer="ConfigLayout" draw:type="curve" draw:line-skew="-2.733cm" svg:x1="40.75cm" svg:y1="25.2cm" svg:x2="46.327cm" svg:y2="35.473cm" draw:start-shape="id17" draw:start-glue-point="8" draw:end-shape="id8" draw:end-glue-point="11" svg:d="M40750 25200c0 3552 5577-1584 5577 10273" svg:viewBox="0 0 5578 1027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ConfigLayout">
        <svg:title>ConfigTitle</svg:title>
        <svg:desc>ConfigDesc</svg:desc>
      </draw:layer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3T16:39:10.252000000</meta:creation-date>
    <meta:generator>LibreOffice/5.1.4.2$Windows_x86 LibreOffice_project/f99d75f39f1c57ebdd7ffc5f42867c12031db97a</meta:generator>
    <dc:date>2017-03-24T10:52:52.043000000</dc:date>
    <meta:editing-duration>PT14H20M42S</meta:editing-duration>
    <meta:editing-cycles>76</meta:editing-cycles>
    <meta:document-statistic meta:object-count="198"/>
  </office:meta>
</office:document-meta>
</file>